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cial Programación Orientada a Objeto. </text:p>
      <text:p text:style-name="Standard"/>
      <text:p text:style-name="Standard">El gobierno nacional lo contrata para desarrollar el software que mantiene datos demográficos de la argentina. Los datos son cargados a nivel ciudad, es decir una ciudad tienen un numero de habitantes y se encuentra en un departamento, a la vez el departamento se encuentra en una provincia. </text:p>
      <text:p text:style-name="Standard">Argentina no cuenta con más de 23 provincias y la población puede ser calculada como la suma de la población de las provincias. </text:p>
      <text:p text:style-name="Standard">Las provincias no cuentan con más de 50 departamentos y la población de la misma es la suma de la población de los departamentos. </text:p>
      <text:p text:style-name="Standard">Los departamentos no cuentan con más de 30 ciudades y la población de la misma es la suma de la población de las ciudades. </text:p>
      <text:p text:style-name="Standard"/>
      <text:p text:style-name="Standard">1 (24). Realice un diseño e implementación que permita saber el total de habitantes por ciudad, departamento, provincia y país. Responda, ¿es necesario utilizar herencia o composición?</text:p>
      <text:p text:style-name="Standard">2 (18). Realice una función que genere el código de la ciudad el cual esta compuesto por los 3 primeras letras del nombre de la ciudad en mayúscula. Sobrescriba el operador &lt;&lt; para imprimirlo. </text:p>
      <text:p text:style-name="Standard">3 (22). Cambie la clase departamento para que permita ingresar un numero dinámico de ciudades. Un departamento debe permitir agregar una ciudad, saber si ya se encuentra agregada y remover una ciudad. Implemente esto con vectores dinámicos.</text:p>
      <text:p text:style-name="Standard">4 (18). <text:s/>Defina los siguientes conceptos fundamentales de la programación orientada a objetos (sea breve) Clase, Herencia, Objeto, Mensaje, composición.</text:p>
      <text:p text:style-name="Standard">5 (18). Indique cual es la salida del siguiente algoritmo para los valores : x(2, 4) , x(2, 3) , x(3, 4)</text:p>
      <text:p text:style-name="Standard"/>
      <text:p text:style-name="Standard">int x(int n, int r)</text:p>
      <text:p text:style-name="Standard">{</text:p>
      <text:p text:style-name="Standard"><text:s text:c="4"/>if(r&lt;=0)</text:p>
      <text:p text:style-name="Standard"><text:s text:c="8"/>return 0;</text:p>
      <text:p text:style-name="Standard"><text:s text:c="4"/>if(n&lt;=0)</text:p>
      <text:p text:style-name="Standard"><text:s text:c="8"/>return 0;</text:p>
      <text:p text:style-name="Standard"><text:s text:c="4"/>else</text:p>
      <text:p text:style-name="Standard"><text:s text:c="4"/>{</text:p>
      <text:p text:style-name="Standard"><text:s text:c="8"/>if(n==1)</text:p>
      <text:p text:style-name="Standard"><text:s text:c="12"/>return 1;</text:p>
      <text:p text:style-name="Standard"><text:s text:c="8"/>else</text:p>
      <text:p text:style-name="Standard"><text:s text:c="12"/>return x(n-1, r-1) <text:s/>+ x(n, r-1)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23:28:49.838951156</meta:creation-date>
    <dc:date>2019-05-26T23:29:47.679402425</dc:date>
    <meta:editing-duration>PT59S</meta:editing-duration>
    <meta:editing-cycles>1</meta:editing-cycles>
    <meta:document-statistic meta:table-count="0" meta:image-count="0" meta:object-count="0" meta:page-count="1" meta:paragraph-count="24" meta:word-count="290" meta:character-count="1777" meta:non-whitespace-character-count="1427"/>
    <meta:generator>LibreOffice/6.1.5.2$Linux_X86_64 LibreOffice_project/10$Build-2</meta:generator>
  </office:meta>
</office:document-meta>
</file>